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64000000EBAF8713CBCCF353D5.png" manifest:media-type="image/png"/>
  <manifest:file-entry manifest:full-path="Pictures/100000000000016D000002A9AD3D38F6124F4FDA.png" manifest:media-type="image/png"/>
  <manifest:file-entry manifest:full-path="Pictures/10000000000000FF0000015FC29C03CF1972E25C.png" manifest:media-type="image/png"/>
  <manifest:file-entry manifest:full-path="Pictures/10000000000002960000024B968864A3F133FB86.png" manifest:media-type="image/png"/>
  <manifest:file-entry manifest:full-path="Pictures/10000000000001A90000014DDD84CC13DA4EBA5A.png" manifest:media-type="image/png"/>
  <manifest:file-entry manifest:full-path="Pictures/100000000000003C0000003F087DA5B99A973606.png" manifest:media-type="image/png"/>
  <manifest:file-entry manifest:full-path="Pictures/10000000000001E000000168B4C63FF1A2F59B8C.png" manifest:media-type="image/png"/>
  <manifest:file-entry manifest:full-path="Pictures/10000000000000D40000004A7859455B20C5105D.png" manifest:media-type="image/png"/>
  <manifest:file-entry manifest:full-path="Pictures/10000000000001100000020874BC050B8C027075.png" manifest:media-type="image/png"/>
  <manifest:file-entry manifest:full-path="Pictures/10000000000001AA00000238B1F291073F22D11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1cm, 0.105cm, 0.385cm, 0.123cm)" draw:image-opacity="100%" style:mirror="horizontal"/>
    </style:style>
    <style:style style:name="gr3" style:family="graphic" style:parent-style-name="objectwithoutfill">
      <style:graphic-properties svg:stroke-width="0.212cm" svg:stroke-color="#b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212cm" svg:stroke-color="#4c4c4c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212cm" svg:stroke-color="#ff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212cm" svg:stroke-color="#00a9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" style:family="graphic" style:parent-style-name="objectwithoutfill">
      <style:graphic-properties svg:stroke-width="0.212cm" svg:stroke-color="#ff00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212cm" svg:stroke-color="#fe7f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svg:stroke-width="0.212cm" svg:stroke-color="#0000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objectwithoutfill">
      <style:graphic-properties svg:stroke-width="0.212cm" svg:stroke-color="#caca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1" style:family="graphic" style:parent-style-name="objectwithoutfill">
      <style:graphic-properties svg:stroke-width="0.212cm" svg:stroke-color="#00e3e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svg:stroke-width="0.159cm" svg:stroke-color="#00e3e3" draw:marker-start-width="0.437cm" draw:marker-end-width="0.437cm" draw:textarea-vertical-align="middle" fo:padding-top="0.203cm" fo:padding-bottom="0.203cm" fo:padding-left="0.328cm" fo:padding-right="0.328cm"/>
    </style:style>
    <style:style style:name="gr13" style:family="graphic" style:parent-style-name="standard">
      <style:graphic-properties svg:stroke-width="0.159cm" svg:stroke-color="#caca00" draw:marker-start-width="0.437cm" draw:marker-end-width="0.437cm" draw:textarea-vertical-align="middle" fo:padding-top="0.203cm" fo:padding-bottom="0.203cm" fo:padding-left="0.328cm" fo:padding-right="0.328cm"/>
    </style:style>
    <style:style style:name="gr14" style:family="graphic" style:parent-style-name="standard">
      <style:graphic-properties svg:stroke-width="0.159cm" svg:stroke-color="#0000ff" draw:marker-start-width="0.437cm" draw:marker-end-width="0.437cm" draw:textarea-vertical-align="middle" fo:padding-top="0.203cm" fo:padding-bottom="0.203cm" fo:padding-left="0.328cm" fo:padding-right="0.328cm"/>
    </style:style>
    <style:style style:name="gr15" style:family="graphic" style:parent-style-name="standard">
      <style:graphic-properties svg:stroke-width="0.159cm" svg:stroke-color="#ff0000" draw:marker-start-width="0.437cm" draw:marker-end-width="0.437cm" draw:textarea-vertical-align="middle" fo:padding-top="0.203cm" fo:padding-bottom="0.203cm" fo:padding-left="0.328cm" fo:padding-right="0.328cm"/>
    </style:style>
    <style:style style:name="gr16" style:family="graphic" style:parent-style-name="standard">
      <style:graphic-properties svg:stroke-width="0.159cm" svg:stroke-color="#fe7f00" draw:marker-start-width="0.437cm" draw:marker-end-width="0.437cm" draw:textarea-vertical-align="middle" fo:padding-top="0.203cm" fo:padding-bottom="0.203cm" fo:padding-left="0.328cm" fo:padding-right="0.328cm"/>
    </style:style>
    <style:style style:name="gr17" style:family="graphic" style:parent-style-name="standard">
      <style:graphic-properties svg:stroke-width="0.159cm" svg:stroke-color="#00a933" draw:marker-start-width="0.437cm" draw:marker-end-width="0.437cm" draw:textarea-vertical-align="middle" fo:padding-top="0.203cm" fo:padding-bottom="0.203cm" fo:padding-left="0.328cm" fo:padding-right="0.328cm"/>
    </style:style>
    <style:style style:name="gr18" style:family="graphic" style:parent-style-name="standard">
      <style:graphic-properties draw:stroke="none" svg:stroke-color="#ff0000" draw:fill-color="#ff0000" draw:textarea-horizontal-align="justify" draw:textarea-vertical-align="middle" draw:auto-grow-height="false" fo:min-height="0.282cm" fo:min-width="0.032cm"/>
    </style:style>
    <style:style style:name="gr19" style:family="graphic" style:parent-style-name="standard">
      <style:graphic-properties draw:stroke="none" svg:stroke-color="#ff0000" draw:fill-color="#00a933" draw:textarea-horizontal-align="justify" draw:textarea-vertical-align="middle" draw:auto-grow-height="false" fo:min-height="0.282cm" fo:min-width="0.032cm"/>
    </style:style>
    <style:style style:name="gr20" style:family="graphic" style:parent-style-name="standard">
      <style:graphic-properties svg:stroke-width="0.159cm" svg:stroke-color="#ff00ff" draw:marker-start-width="0.437cm" draw:marker-end-width="0.437cm" draw:textarea-vertical-align="middle" fo:padding-top="0.203cm" fo:padding-bottom="0.203cm" fo:padding-left="0.328cm" fo:padding-right="0.328cm"/>
    </style:style>
    <style:style style:name="gr2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5cm, 2.031cm, 0.442cm, 2.262cm)" draw:image-opacity="100%" style:mirror="none"/>
    </style:style>
    <style:style style:name="gr22" style:family="graphic" style:parent-style-name="objectwithoutfill">
      <style:graphic-properties svg:stroke-width="0.212cm" svg:stroke-color="#00b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3" style:family="graphic" style:parent-style-name="objectwithoutfill">
      <style:graphic-properties svg:stroke-width="0.212cm" svg:stroke-color="#00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4" style:family="graphic" style:parent-style-name="standard">
      <style:graphic-properties svg:stroke-width="0.159cm" svg:stroke-color="#00ffff" draw:marker-start-width="0.437cm" draw:marker-end-width="0.437cm" draw:textarea-vertical-align="middle" fo:padding-top="0.203cm" fo:padding-bottom="0.203cm" fo:padding-left="0.328cm" fo:padding-right="0.328cm"/>
    </style:style>
    <style:style style:name="gr2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9cm, 0.494cm, 1.251cm, 0.5cm)" draw:image-opacity="100%" style:mirror="none"/>
    </style:style>
    <style:style style:name="gr2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cm, 0.072cm, 0.176cm, 0.067cm)" draw:image-opacity="100%" style:mirror="none"/>
    </style:style>
    <style:style style:name="gr2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0cm, 0.145cm, 0cm)" draw:image-opacity="100%" style:mirror="none"/>
    </style:style>
    <style:style style:name="gr2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.552cm, 4.295cm, 0.628cm, 3.93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56cm" svg:height="18.017cm" draw:transform="rotate (-1.5707963267949) translate (50cm 2.918cm)">
          <draw:image xlink:href="Pictures/100000000000016D000002A9AD3D38F6124F4FDA.png" xlink:type="simple" xlink:show="embed" xlink:actuate="onLoad" draw:mime-type="image/png">
            <text:p/>
          </draw:image>
        </draw:frame>
        <draw:frame draw:style-name="gr1" draw:text-style-name="P1" draw:layer="layout" svg:width="9.652cm" svg:height="13.285cm" draw:transform="rotate (1.5707963267949) translate (33.765cm 27.099cm)">
          <draw:image xlink:href="Pictures/10000000000000FF0000015FC29C03CF1972E25C.png" xlink:type="simple" xlink:show="embed" xlink:actuate="onLoad" draw:mime-type="image/png">
            <text:p/>
          </draw:image>
        </draw:frame>
        <draw:frame draw:style-name="gr1" draw:text-style-name="P1" draw:layer="layout" svg:width="11.762cm" svg:height="10.43cm" svg:x="10.038cm" svg:y="17.121cm">
          <draw:image xlink:href="Pictures/10000000000002960000024B968864A3F133FB86.png" xlink:type="simple" xlink:show="embed" xlink:actuate="onLoad" draw:mime-type="image/png">
            <text:p/>
          </draw:image>
        </draw:frame>
        <draw:frame draw:style-name="gr2" draw:text-style-name="P1" draw:layer="layout" svg:width="5.499cm" svg:height="4.938cm" draw:transform="rotate (-3.14159265358979) translate (23.05cm 34.85cm)">
          <draw:image xlink:href="Pictures/100000000000003C0000003F087DA5B99A973606.png" xlink:type="simple" xlink:show="embed" xlink:actuate="onLoad" draw:mime-type="image/png">
            <text:p/>
          </draw:image>
        </draw:frame>
        <draw:line draw:style-name="gr3" draw:text-style-name="P1" draw:layer="layout" svg:x1="20.978cm" svg:y1="27.314cm" svg:x2="20.978cm" svg:y2="30.064cm">
          <text:p/>
        </draw:line>
        <draw:line draw:style-name="gr4" draw:text-style-name="P1" draw:layer="layout" svg:x1="19.814cm" svg:y1="27.314cm" svg:x2="19.814cm" svg:y2="30.064cm">
          <text:p/>
        </draw:line>
        <draw:line draw:style-name="gr5" draw:text-style-name="P1" draw:layer="layout" svg:x1="43.444cm" svg:y1="14.75cm" svg:x2="43.444cm" svg:y2="17.956cm">
          <text:p/>
        </draw:line>
        <draw:line draw:style-name="gr6" draw:text-style-name="P1" draw:layer="layout" svg:x1="42.508cm" svg:y1="13.25cm" svg:x2="42.508cm" svg:y2="17.956cm">
          <text:p/>
        </draw:line>
        <draw:line draw:style-name="gr7" draw:text-style-name="P1" xml:id="id16" draw:id="id16" draw:layer="layout" svg:x1="38.544cm" svg:y1="26.682cm" svg:x2="38.544cm" svg:y2="27.956cm">
          <text:p/>
        </draw:line>
        <draw:line draw:style-name="gr6" draw:text-style-name="P1" xml:id="id21" draw:id="id21" draw:layer="layout" svg:x1="42.278cm" svg:y1="5.154cm" svg:x2="42.278cm" svg:y2="5.636cm">
          <text:p/>
        </draw:line>
        <draw:line draw:style-name="gr6" draw:text-style-name="P1" draw:layer="layout" svg:x1="11.716cm" svg:y1="27.31cm" svg:x2="11.716cm" svg:y2="28.584cm">
          <text:p/>
        </draw:line>
        <draw:line draw:style-name="gr6" draw:text-style-name="P1" xml:id="id13" draw:id="id13" draw:layer="layout" svg:x1="12.88cm" svg:y1="27.31cm" svg:x2="12.88cm" svg:y2="28.584cm">
          <text:p/>
        </draw:line>
        <draw:line draw:style-name="gr5" draw:text-style-name="P1" xml:id="id10" draw:id="id10" draw:layer="layout" svg:x1="14.052cm" svg:y1="27.31cm" svg:x2="14.052cm" svg:y2="28.584cm">
          <text:p/>
        </draw:line>
        <draw:line draw:style-name="gr6" draw:text-style-name="P1" draw:layer="layout" svg:x1="11.708cm" svg:y1="13.25cm" svg:x2="11.708cm" svg:y2="17.292cm">
          <text:p/>
        </draw:line>
        <draw:line draw:style-name="gr8" draw:text-style-name="P1" xml:id="id9" draw:id="id9" draw:layer="layout" svg:x1="21.016cm" svg:y1="16.5cm" svg:x2="21.016cm" svg:y2="17.292cm">
          <text:p/>
        </draw:line>
        <draw:line draw:style-name="gr9" draw:text-style-name="P1" xml:id="id6" draw:id="id6" draw:layer="layout" svg:x1="19.844cm" svg:y1="15.5cm" svg:x2="19.844cm" svg:y2="17.292cm">
          <text:p/>
        </draw:line>
        <draw:line draw:style-name="gr8" draw:text-style-name="P1" xml:id="id8" draw:id="id8" draw:layer="layout" svg:x1="37.744cm" svg:y1="16.742cm" svg:x2="37.744cm" svg:y2="18.016cm">
          <text:p/>
        </draw:line>
        <draw:line draw:style-name="gr9" draw:text-style-name="P1" xml:id="id5" draw:id="id5" draw:layer="layout" svg:x1="36.776cm" svg:y1="15.756cm" svg:x2="36.776cm" svg:y2="17.996cm">
          <text:p/>
        </draw:line>
        <draw:line draw:style-name="gr10" draw:text-style-name="P1" xml:id="id3" draw:id="id3" draw:layer="layout" svg:x1="38.65cm" svg:y1="16cm" svg:x2="38.68cm" svg:y2="17.956cm">
          <text:p/>
        </draw:line>
        <draw:line draw:style-name="gr11" draw:text-style-name="P1" xml:id="id1" draw:id="id1" draw:layer="layout" svg:x1="39.65cm" svg:y1="16.15cm" svg:x2="39.65cm" svg:y2="17.9cm">
          <text:p/>
        </draw:line>
        <draw:line draw:style-name="gr10" draw:text-style-name="P1" xml:id="id4" draw:id="id4" draw:layer="layout" svg:x1="34.9cm" svg:y1="12.178cm" svg:x2="34.9cm" svg:y2="14cm">
          <text:p/>
        </draw:line>
        <draw:line draw:style-name="gr11" draw:text-style-name="P1" xml:id="id2" draw:id="id2" draw:layer="layout" svg:x1="35.631cm" svg:y1="12.178cm" svg:x2="35.65cm" svg:y2="13.75cm">
          <text:p/>
        </draw:line>
        <draw:connector draw:style-name="gr12" draw:text-style-name="P2" draw:layer="layout" draw:type="line" svg:x1="39.65cm" svg:y1="16.15cm" svg:x2="35.64cm" svg:y2="13.75cm" draw:start-shape="id1" draw:start-glue-point="0" draw:end-shape="id2" draw:end-glue-point="2" svg:d="M39650 16150l-4010-2400" svg:viewBox="0 0 4011 2401">
          <text:p/>
        </draw:connector>
        <draw:connector draw:style-name="gr13" draw:text-style-name="P2" draw:layer="layout" draw:type="line" svg:x1="38.665cm" svg:y1="16cm" svg:x2="34.9cm" svg:y2="14cm" draw:start-shape="id3" draw:start-glue-point="0" draw:end-shape="id4" draw:end-glue-point="2" svg:d="M38665 16000l-3765-2000" svg:viewBox="0 0 3766 2001">
          <text:p/>
        </draw:connector>
        <draw:connector draw:style-name="gr14" draw:text-style-name="P2" draw:layer="layout" draw:type="line" svg:x1="36.776cm" svg:y1="15.756cm" svg:x2="19.844cm" svg:y2="15.5cm" draw:start-shape="id5" draw:start-glue-point="0" draw:end-shape="id6" draw:end-glue-point="0" svg:d="M36776 15756l-16932-256" svg:viewBox="0 0 16933 257">
          <text:p/>
        </draw:connector>
        <draw:connector draw:style-name="gr15" draw:text-style-name="P2" draw:layer="layout" draw:type="line" svg:x1="43.444cm" svg:y1="14.85cm" svg:x2="39.811cm" svg:y2="14.917cm" draw:end-shape="id7" draw:end-glue-point="10" svg:d="M43444 14850l-3633 67" svg:viewBox="0 0 3634 68">
          <text:p/>
        </draw:connector>
        <draw:connector draw:style-name="gr16" draw:text-style-name="P2" draw:layer="layout" draw:type="line" svg:x1="37.744cm" svg:y1="16.742cm" svg:x2="21.016cm" svg:y2="16.5cm" draw:start-shape="id8" draw:start-glue-point="0" draw:end-shape="id9" draw:end-glue-point="0" svg:d="M37744 16742l-16728-242" svg:viewBox="0 0 16729 243">
          <text:p/>
        </draw:connector>
        <draw:connector draw:style-name="gr15" draw:text-style-name="P2" draw:layer="layout" draw:line-skew="-1.36cm" svg:x1="39.061cm" svg:y1="14.917cm" svg:x2="14.052cm" svg:y2="28.584cm" draw:start-shape="id7" draw:start-glue-point="6" draw:end-shape="id10" draw:end-glue-point="2" svg:d="M39061 14917h-13811v13667h-11198" svg:viewBox="0 0 25010 13668">
          <text:p/>
        </draw:connector>
        <draw:connector draw:style-name="gr17" draw:text-style-name="P2" draw:layer="layout" draw:type="line" svg:x1="42.136cm" svg:y1="13.435cm" svg:x2="12.079cm" svg:y2="13.208cm" draw:start-shape="id11" draw:start-glue-point="6" draw:end-shape="id12" draw:end-glue-point="10" svg:d="M42136 13435l-30057-227" svg:viewBox="0 0 30058 228">
          <text:p/>
        </draw:connector>
        <draw:custom-shape draw:style-name="gr18" draw:text-style-name="P3" xml:id="id7" draw:id="id7" draw:layer="layout" svg:width="0.75cm" svg:height="0.75cm" svg:x="39.061cm" svg:y="1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14" draw:id="id14" draw:layer="layout" svg:width="0.75cm" svg:height="0.75cm" svg:x="11.328cm" svg:y="2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2.88cm" svg:y1="28.584cm" svg:x2="12.078cm" svg:y2="28.577cm" draw:start-shape="id13" draw:start-glue-point="2" draw:end-shape="id14" draw:end-glue-point="10" svg:d="M12880 28584l-802-7" svg:viewBox="0 0 803 8">
          <text:p/>
        </draw:connector>
        <draw:connector draw:style-name="gr17" draw:text-style-name="P2" draw:layer="layout" draw:line-skew="-2.928cm" svg:x1="11.328cm" svg:y1="28.577cm" svg:x2="11.329cm" svg:y2="13.208cm" draw:start-shape="id14" draw:start-glue-point="6" draw:end-shape="id12" draw:end-glue-point="6" svg:d="M11328 28577h-3428v-15369h3429" svg:viewBox="0 0 3430 15370">
          <text:p/>
        </draw:connector>
        <draw:custom-shape draw:style-name="gr19" draw:text-style-name="P4" xml:id="id12" draw:id="id12" draw:layer="layout" svg:width="0.75cm" svg:height="0.75cm" svg:x="11.329cm" svg:y="12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63cm" svg:height="2.968cm" svg:x="39.155cm" svg:y="36cm">
          <draw:image xlink:href="Pictures/1000000000000064000000EBAF8713CBCCF353D5.png" xlink:type="simple" xlink:show="embed" xlink:actuate="onLoad" draw:mime-type="image/png">
            <text:p/>
          </draw:image>
        </draw:frame>
        <draw:line draw:style-name="gr7" draw:text-style-name="P1" xml:id="id15" draw:id="id15" draw:layer="layout" svg:x1="39.604cm" svg:y1="37.415cm" svg:x2="39.604cm" svg:y2="39cm">
          <text:p/>
        </draw:line>
        <draw:line draw:style-name="gr6" draw:text-style-name="P1" xml:id="id18" draw:id="id18" draw:layer="layout" svg:x1="40.02cm" svg:y1="37.416cm" svg:x2="40.02cm" svg:y2="38.5cm">
          <text:p/>
        </draw:line>
        <draw:frame draw:style-name="gr1" draw:text-style-name="P1" draw:layer="layout" svg:width="2.539cm" svg:height="0.886cm" svg:x="44.9cm" svg:y="38.064cm">
          <draw:image xlink:href="Pictures/10000000000000D40000004A7859455B20C5105D.png" xlink:type="simple" xlink:show="embed" xlink:actuate="onLoad" draw:mime-type="image/png">
            <text:p/>
          </draw:image>
        </draw:frame>
        <draw:line draw:style-name="gr6" draw:text-style-name="P1" xml:id="id19" draw:id="id19" draw:layer="layout" svg:x1="48.538cm" svg:y1="38.51cm" svg:x2="46.966cm" svg:y2="38.516cm">
          <text:p/>
        </draw:line>
        <draw:line draw:style-name="gr6" draw:text-style-name="P1" xml:id="id17" draw:id="id17" draw:layer="layout" svg:x1="45.25cm" svg:y1="38.513cm" svg:x2="44.5cm" svg:y2="38.516cm">
          <text:p/>
        </draw:line>
        <draw:connector draw:style-name="gr20" draw:text-style-name="P2" draw:layer="layout" svg:x1="39.604cm" svg:y1="39cm" svg:x2="38.544cm" svg:y2="27.956cm" draw:start-shape="id15" draw:start-glue-point="2" draw:end-shape="id16" draw:end-glue-point="2" svg:d="M39604 39000h-1060v-11044" svg:viewBox="0 0 1061 11045">
          <text:p/>
        </draw:connector>
        <draw:connector draw:style-name="gr17" draw:text-style-name="P2" draw:layer="layout" draw:type="line" svg:x1="44.5cm" svg:y1="38.514cm" svg:x2="40.02cm" svg:y2="38.5cm" draw:start-shape="id17" draw:start-glue-point="3" draw:end-shape="id18" draw:end-glue-point="2" svg:d="M44500 38514l-4480-14" svg:viewBox="0 0 4481 15">
          <text:p/>
        </draw:connector>
        <draw:connector draw:style-name="gr17" draw:text-style-name="P2" draw:layer="layout" svg:x1="48.538cm" svg:y1="38.513cm" svg:x2="42.886cm" svg:y2="13.435cm" draw:start-shape="id19" draw:start-glue-point="1" draw:end-shape="id11" draw:end-glue-point="10" svg:d="M48538 38513h606v-25078h-6258" svg:viewBox="0 0 6259 25079">
          <text:p/>
        </draw:connector>
        <draw:custom-shape draw:style-name="gr19" draw:text-style-name="P4" xml:id="id11" draw:id="id11" draw:layer="layout" svg:width="0.75cm" svg:height="0.75cm" svg:x="42.136cm" svg:y="13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draw:type="line" svg:x1="39.429cm" svg:y1="5.852cm" svg:x2="39.436cm" svg:y2="14.542cm" draw:start-shape="id20" draw:start-glue-point="2" draw:end-shape="id7" draw:end-glue-point="4" svg:d="M39429 5852l7 8690" svg:viewBox="0 0 8 8691">
          <text:p/>
        </draw:connector>
        <draw:line draw:style-name="gr5" draw:text-style-name="P1" xml:id="id20" draw:id="id20" draw:layer="layout" svg:x1="39.414cm" svg:y1="5.112cm" svg:x2="39.444cm" svg:y2="5.852cm">
          <text:p/>
        </draw:line>
        <draw:connector draw:style-name="gr17" draw:text-style-name="P2" draw:layer="layout" draw:type="line" svg:x1="42.511cm" svg:y1="13.06cm" svg:x2="42.278cm" svg:y2="5.636cm" draw:start-shape="id11" draw:start-glue-point="4" draw:end-shape="id21" draw:end-glue-point="2" svg:d="M42511 13060l-233-7424" svg:viewBox="0 0 234 7425">
          <text:p/>
        </draw:connector>
        <draw:frame draw:style-name="gr21" draw:text-style-name="P1" draw:layer="layout" svg:width="6.409cm" svg:height="6.089cm" svg:x="41.443cm" svg:y="30.75cm">
          <draw:image xlink:href="Pictures/10000000000001E000000168B4C63FF1A2F59B8C.png" xlink:type="simple" xlink:show="embed" xlink:actuate="onLoad" draw:mime-type="image/png">
            <text:p/>
          </draw:image>
        </draw:frame>
        <draw:line draw:style-name="gr5" draw:text-style-name="P1" xml:id="id29" draw:id="id29" draw:layer="layout" svg:x1="43.976cm" svg:y1="29.5cm" svg:x2="43.976cm" svg:y2="31.007cm">
          <text:p/>
        </draw:line>
        <draw:line draw:style-name="gr22" draw:text-style-name="P1" xml:id="id27" draw:id="id27" draw:layer="layout" svg:x1="44.442cm" svg:y1="29.75cm" svg:x2="44.442cm" svg:y2="31.007cm">
          <text:p/>
        </draw:line>
        <draw:line draw:style-name="gr8" draw:text-style-name="P1" xml:id="id22" draw:id="id22" draw:layer="layout" svg:x1="44.925cm" svg:y1="29cm" svg:x2="44.925cm" svg:y2="31.007cm">
          <text:p/>
        </draw:line>
        <draw:line draw:style-name="gr23" draw:text-style-name="P1" xml:id="id24" draw:id="id24" draw:layer="layout" svg:x1="45.391cm" svg:y1="28.5cm" svg:x2="45.391cm" svg:y2="31.007cm">
          <text:p/>
        </draw:line>
        <draw:line draw:style-name="gr8" draw:text-style-name="P1" xml:id="id23" draw:id="id23" draw:layer="layout" svg:x1="39.527cm" svg:y1="26.682cm" svg:x2="39.527cm" svg:y2="27.5cm">
          <text:p/>
        </draw:line>
        <draw:line draw:style-name="gr23" draw:text-style-name="P1" xml:id="id25" draw:id="id25" draw:layer="layout" svg:x1="40.527cm" svg:y1="26.682cm" svg:x2="40.527cm" svg:y2="27.25cm">
          <text:p/>
        </draw:line>
        <draw:connector draw:style-name="gr16" draw:text-style-name="P2" draw:layer="layout" draw:type="line" svg:x1="44.925cm" svg:y1="29cm" svg:x2="39.527cm" svg:y2="27.5cm" draw:start-shape="id22" draw:start-glue-point="0" draw:end-shape="id23" draw:end-glue-point="2" svg:d="M44925 29000l-5398-1500" svg:viewBox="0 0 5399 1501">
          <text:p/>
        </draw:connector>
        <draw:connector draw:style-name="gr24" draw:text-style-name="P2" draw:layer="layout" draw:type="line" svg:x1="45.391cm" svg:y1="28.5cm" svg:x2="40.527cm" svg:y2="27.25cm" draw:start-shape="id24" draw:start-glue-point="0" draw:end-shape="id25" draw:end-glue-point="2" svg:d="M45391 28500l-4864-1250" svg:viewBox="0 0 4865 1251">
          <text:p/>
        </draw:connector>
        <draw:custom-shape draw:style-name="gr19" draw:text-style-name="P4" xml:id="id26" draw:id="id26" draw:layer="layout" svg:width="0.75cm" svg:height="0.75cm" svg:x="48.75cm" svg:y="2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48.75cm" svg:y1="29.825cm" svg:x2="44.442cm" svg:y2="29.75cm" draw:start-shape="id26" draw:start-glue-point="6" draw:end-shape="id27" draw:end-glue-point="0" svg:d="M48750 29825l-4308-75" svg:viewBox="0 0 4309 76">
          <text:p/>
        </draw:connector>
        <draw:connector draw:style-name="gr15" draw:text-style-name="P2" draw:layer="layout" draw:type="line" svg:x1="25.635cm" svg:y1="28.574cm" svg:x2="43.976cm" svg:y2="29.5cm" draw:start-shape="id28" draw:start-glue-point="10" draw:end-shape="id29" draw:end-glue-point="0" svg:d="M25635 28574l18341 926" svg:viewBox="0 0 18342 927">
          <text:p/>
        </draw:connector>
        <draw:custom-shape draw:style-name="gr18" draw:text-style-name="P3" xml:id="id28" draw:id="id28" draw:layer="layout" svg:width="0.75cm" svg:height="0.75cm" svg:x="24.885cm" svg:y="28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adrão">
        <draw:frame draw:style-name="gr1" draw:text-style-name="P1" draw:layer="layout" svg:width="9.652cm" svg:height="13.285cm" draw:transform="rotate (1.5707963267949) translate (22.115cm 20.849cm)">
          <draw:image xlink:href="Pictures/10000000000000FF0000015FC29C03CF1972E25C.png" xlink:type="simple" xlink:show="embed" xlink:actuate="onLoad" draw:mime-type="image/png">
            <text:p/>
          </draw:image>
        </draw:frame>
        <draw:frame draw:style-name="gr1" draw:text-style-name="P1" draw:layer="layout" svg:width="11.762cm" svg:height="10.43cm" svg:x="7.388cm" svg:y="10.871cm">
          <draw:image xlink:href="Pictures/10000000000002960000024B968864A3F133FB86.png" xlink:type="simple" xlink:show="embed" xlink:actuate="onLoad" draw:mime-type="image/png">
            <text:p/>
          </draw:image>
        </draw:frame>
        <draw:frame draw:style-name="gr2" draw:text-style-name="P1" draw:layer="layout" svg:width="5.499cm" svg:height="4.938cm" draw:transform="rotate (-3.14159265358979) translate (20.4cm 28.6cm)">
          <draw:image xlink:href="Pictures/100000000000003C0000003F087DA5B99A973606.png" xlink:type="simple" xlink:show="embed" xlink:actuate="onLoad" draw:mime-type="image/png">
            <text:p/>
          </draw:image>
        </draw:frame>
        <draw:line draw:style-name="gr3" draw:text-style-name="P1" draw:layer="layout" svg:x1="18.328cm" svg:y1="21.064cm" svg:x2="18.328cm" svg:y2="23.814cm">
          <text:p/>
        </draw:line>
        <draw:line draw:style-name="gr4" draw:text-style-name="P1" draw:layer="layout" svg:x1="17.164cm" svg:y1="21.064cm" svg:x2="17.164cm" svg:y2="23.814cm">
          <text:p/>
        </draw:line>
        <draw:line draw:style-name="gr5" draw:text-style-name="P1" xml:id="id36" draw:id="id36" draw:layer="layout" svg:x1="31.794cm" svg:y1="8.5cm" svg:x2="31.794cm" svg:y2="11.706cm">
          <text:p/>
        </draw:line>
        <draw:line draw:style-name="gr6" draw:text-style-name="P1" xml:id="id38" draw:id="id38" draw:layer="layout" svg:x1="30.858cm" svg:y1="7cm" svg:x2="30.858cm" svg:y2="11.706cm">
          <text:p/>
        </draw:line>
        <draw:line draw:style-name="gr7" draw:text-style-name="P1" xml:id="id47" draw:id="id47" draw:layer="layout" svg:x1="26.894cm" svg:y1="20.432cm" svg:x2="26.894cm" svg:y2="21.706cm">
          <text:p/>
        </draw:line>
        <draw:frame draw:style-name="gr25" draw:text-style-name="P1" draw:layer="layout" svg:width="10.249cm" svg:height="5.499cm" svg:x="18.65cm" svg:y="1.05cm">
          <draw:image xlink:href="Pictures/10000000000001A90000014DDD84CC13DA4EBA5A.png" xlink:type="simple" xlink:show="embed" xlink:actuate="onLoad" draw:mime-type="image/png">
            <text:p/>
          </draw:image>
        </draw:frame>
        <draw:line draw:style-name="gr5" draw:text-style-name="P1" draw:layer="layout" svg:x1="22.95cm" svg:y1="5.928cm" svg:x2="22.95cm" svg:y2="8.5cm">
          <text:p/>
        </draw:line>
        <draw:line draw:style-name="gr6" draw:text-style-name="P1" draw:layer="layout" svg:x1="24.714cm" svg:y1="5.928cm" svg:x2="24.714cm" svg:y2="7.202cm">
          <text:p/>
        </draw:line>
        <draw:line draw:style-name="gr6" draw:text-style-name="P1" draw:layer="layout" svg:x1="9.066cm" svg:y1="21.06cm" svg:x2="9.066cm" svg:y2="22.334cm">
          <text:p/>
        </draw:line>
        <draw:line draw:style-name="gr6" draw:text-style-name="P1" xml:id="id44" draw:id="id44" draw:layer="layout" svg:x1="10.23cm" svg:y1="21.06cm" svg:x2="10.23cm" svg:y2="22.334cm">
          <text:p/>
        </draw:line>
        <draw:line draw:style-name="gr5" draw:text-style-name="P1" xml:id="id42" draw:id="id42" draw:layer="layout" svg:x1="11.402cm" svg:y1="21.06cm" svg:x2="11.402cm" svg:y2="22.334cm">
          <text:p/>
        </draw:line>
        <draw:line draw:style-name="gr6" draw:text-style-name="P1" draw:layer="layout" svg:x1="9.058cm" svg:y1="7cm" svg:x2="9.058cm" svg:y2="11.042cm">
          <text:p/>
        </draw:line>
        <draw:line draw:style-name="gr8" draw:text-style-name="P1" xml:id="id41" draw:id="id41" draw:layer="layout" svg:x1="18.366cm" svg:y1="10.25cm" svg:x2="18.366cm" svg:y2="11.042cm">
          <text:p/>
        </draw:line>
        <draw:line draw:style-name="gr9" draw:text-style-name="P1" xml:id="id35" draw:id="id35" draw:layer="layout" svg:x1="17.194cm" svg:y1="9.25cm" svg:x2="17.194cm" svg:y2="11.042cm">
          <text:p/>
        </draw:line>
        <draw:line draw:style-name="gr8" draw:text-style-name="P1" xml:id="id40" draw:id="id40" draw:layer="layout" svg:x1="26.094cm" svg:y1="10.432cm" svg:x2="26.094cm" svg:y2="11.706cm">
          <text:p/>
        </draw:line>
        <draw:line draw:style-name="gr9" draw:text-style-name="P1" xml:id="id34" draw:id="id34" draw:layer="layout" svg:x1="25.086cm" svg:y1="9.466cm" svg:x2="25.086cm" svg:y2="11.706cm">
          <text:p/>
        </draw:line>
        <draw:line draw:style-name="gr10" draw:text-style-name="P1" xml:id="id32" draw:id="id32" draw:layer="layout" svg:x1="28.03cm" svg:y1="10.432cm" svg:x2="28.03cm" svg:y2="11.706cm">
          <text:p/>
        </draw:line>
        <draw:line draw:style-name="gr11" draw:text-style-name="P1" xml:id="id30" draw:id="id30" draw:layer="layout" svg:x1="27.022cm" svg:y1="9.25cm" svg:x2="27.022cm" svg:y2="11.706cm">
          <text:p/>
        </draw:line>
        <draw:line draw:style-name="gr10" draw:text-style-name="P1" xml:id="id33" draw:id="id33" draw:layer="layout" svg:x1="23.55cm" svg:y1="5.928cm" svg:x2="23.55cm" svg:y2="8cm">
          <text:p/>
        </draw:line>
        <draw:line draw:style-name="gr11" draw:text-style-name="P1" xml:id="id31" draw:id="id31" draw:layer="layout" svg:x1="24.133cm" svg:y1="5.928cm" svg:x2="24.133cm" svg:y2="7.75cm">
          <text:p/>
        </draw:line>
        <draw:connector draw:style-name="gr12" draw:text-style-name="P2" draw:layer="layout" draw:type="line" svg:x1="27.022cm" svg:y1="9.25cm" svg:x2="24.133cm" svg:y2="7.75cm" draw:start-shape="id30" draw:start-glue-point="0" draw:end-shape="id31" draw:end-glue-point="2" svg:d="M27022 9250l-2889-1500" svg:viewBox="0 0 2890 1501">
          <text:p/>
        </draw:connector>
        <draw:connector draw:style-name="gr13" draw:text-style-name="P2" draw:layer="layout" draw:type="line" svg:x1="28.03cm" svg:y1="10.432cm" svg:x2="23.55cm" svg:y2="8cm" draw:start-shape="id32" draw:start-glue-point="0" draw:end-shape="id33" draw:end-glue-point="2" svg:d="M28030 10432l-4480-2432" svg:viewBox="0 0 4481 2433">
          <text:p/>
        </draw:connector>
        <draw:connector draw:style-name="gr14" draw:text-style-name="P2" draw:layer="layout" draw:type="line" svg:x1="25.086cm" svg:y1="9.466cm" svg:x2="17.194cm" svg:y2="9.25cm" draw:start-shape="id34" draw:start-glue-point="0" draw:end-shape="id35" draw:end-glue-point="0" svg:d="M25086 9466l-7892-216" svg:viewBox="0 0 7893 217">
          <text:p/>
        </draw:connector>
        <draw:connector draw:style-name="gr15" draw:text-style-name="P2" draw:layer="layout" draw:type="line" svg:x1="31.794cm" svg:y1="8.5cm" svg:x2="23.321cm" svg:y2="8.467cm" draw:start-shape="id36" draw:start-glue-point="0" draw:end-shape="id37" draw:end-glue-point="10" svg:d="M31794 8500l-8473-33" svg:viewBox="0 0 8474 34">
          <text:p/>
        </draw:connector>
        <draw:connector draw:style-name="gr17" draw:text-style-name="P2" draw:layer="layout" draw:type="line" svg:x1="30.858cm" svg:y1="7cm" svg:x2="25.108cm" svg:y2="6.975cm" draw:start-shape="id38" draw:start-glue-point="0" draw:end-shape="id39" draw:end-glue-point="10" svg:d="M30858 7000l-5750-25" svg:viewBox="0 0 5751 26">
          <text:p/>
        </draw:connector>
        <draw:connector draw:style-name="gr16" draw:text-style-name="P2" draw:layer="layout" draw:type="line" svg:x1="26.094cm" svg:y1="10.432cm" svg:x2="18.366cm" svg:y2="10.25cm" draw:start-shape="id40" draw:start-glue-point="0" draw:end-shape="id41" draw:end-glue-point="0" svg:d="M26094 10432l-7728-182" svg:viewBox="0 0 7729 183">
          <text:p/>
        </draw:connector>
        <draw:connector draw:style-name="gr15" draw:text-style-name="P2" draw:layer="layout" draw:line-skew="3.46cm" svg:x1="22.571cm" svg:y1="8.467cm" svg:x2="11.402cm" svg:y2="22.334cm" draw:start-shape="id37" draw:start-glue-point="6" draw:end-shape="id42" draw:end-glue-point="2" svg:d="M22571 8467h-2071v13867h-9098" svg:viewBox="0 0 11170 13868">
          <text:p/>
        </draw:connector>
        <draw:connector draw:style-name="gr17" draw:text-style-name="P2" draw:layer="layout" draw:type="line" svg:x1="24.358cm" svg:y1="6.975cm" svg:x2="9.429cm" svg:y2="6.758cm" draw:start-shape="id39" draw:start-glue-point="6" draw:end-shape="id43" draw:end-glue-point="10" svg:d="M24358 6975l-14929-217" svg:viewBox="0 0 14930 218">
          <text:p/>
        </draw:connector>
        <draw:custom-shape draw:style-name="gr18" draw:text-style-name="P3" xml:id="id37" draw:id="id37" draw:layer="layout" svg:width="0.75cm" svg:height="0.75cm" svg:x="22.571cm" svg:y="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39" draw:id="id39" draw:layer="layout" svg:width="0.75cm" svg:height="0.75cm" svg:x="24.35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45" draw:id="id45" draw:layer="layout" svg:width="0.75cm" svg:height="0.75cm" svg:x="8.678cm" svg:y="2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0.23cm" svg:y1="22.334cm" svg:x2="9.428cm" svg:y2="22.327cm" draw:start-shape="id44" draw:start-glue-point="2" draw:end-shape="id45" draw:end-glue-point="10" svg:d="M10230 22334l-802-7" svg:viewBox="0 0 803 8">
          <text:p/>
        </draw:connector>
        <draw:connector draw:style-name="gr17" draw:text-style-name="P2" draw:layer="layout" draw:line-skew="-2.928cm" svg:x1="8.678cm" svg:y1="22.327cm" svg:x2="8.679cm" svg:y2="6.758cm" draw:start-shape="id45" draw:start-glue-point="6" draw:end-shape="id43" draw:end-glue-point="6" svg:d="M8678 22327h-3428v-15569h3429" svg:viewBox="0 0 3430 15570">
          <text:p/>
        </draw:connector>
        <draw:custom-shape draw:style-name="gr19" draw:text-style-name="P4" xml:id="id43" draw:id="id43" draw:layer="layout" svg:width="0.75cm" svg:height="0.75cm" svg:x="8.679cm" svg:y="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63cm" svg:height="2.968cm" svg:x="27.505cm" svg:y="24.75cm">
          <draw:image xlink:href="Pictures/1000000000000064000000EBAF8713CBCCF353D5.png" xlink:type="simple" xlink:show="embed" xlink:actuate="onLoad" draw:mime-type="image/png">
            <text:p/>
          </draw:image>
        </draw:frame>
        <draw:line draw:style-name="gr7" draw:text-style-name="P1" xml:id="id46" draw:id="id46" draw:layer="layout" svg:x1="27.954cm" svg:y1="26.165cm" svg:x2="27.954cm" svg:y2="27.75cm">
          <text:p/>
        </draw:line>
        <draw:line draw:style-name="gr6" draw:text-style-name="P1" xml:id="id49" draw:id="id49" draw:layer="layout" svg:x1="28.37cm" svg:y1="26.166cm" svg:x2="28.37cm" svg:y2="27.25cm">
          <text:p/>
        </draw:line>
        <draw:frame draw:style-name="gr1" draw:text-style-name="P1" draw:layer="layout" svg:width="2.539cm" svg:height="0.886cm" svg:x="33.25cm" svg:y="26.814cm">
          <draw:image xlink:href="Pictures/10000000000000D40000004A7859455B20C5105D.png" xlink:type="simple" xlink:show="embed" xlink:actuate="onLoad" draw:mime-type="image/png">
            <text:p/>
          </draw:image>
        </draw:frame>
        <draw:line draw:style-name="gr6" draw:text-style-name="P1" xml:id="id50" draw:id="id50" draw:layer="layout" svg:x1="36.888cm" svg:y1="27.26cm" svg:x2="35.316cm" svg:y2="27.266cm">
          <text:p/>
        </draw:line>
        <draw:line draw:style-name="gr6" draw:text-style-name="P1" xml:id="id48" draw:id="id48" draw:layer="layout" svg:x1="33.6cm" svg:y1="27.263cm" svg:x2="32.85cm" svg:y2="27.266cm">
          <text:p/>
        </draw:line>
        <draw:connector draw:style-name="gr20" draw:text-style-name="P2" draw:layer="layout" svg:x1="27.954cm" svg:y1="27.75cm" svg:x2="26.894cm" svg:y2="21.706cm" draw:start-shape="id46" draw:start-glue-point="2" draw:end-shape="id47" draw:end-glue-point="2" svg:d="M27954 27750h-1060v-6044" svg:viewBox="0 0 1061 6045">
          <text:p/>
        </draw:connector>
        <draw:connector draw:style-name="gr17" draw:text-style-name="P2" draw:layer="layout" draw:type="line" svg:x1="32.85cm" svg:y1="27.264cm" svg:x2="28.37cm" svg:y2="27.25cm" draw:start-shape="id48" draw:start-glue-point="3" draw:end-shape="id49" draw:end-glue-point="2" svg:d="M32850 27264l-4480-14" svg:viewBox="0 0 4481 15">
          <text:p/>
        </draw:connector>
        <draw:connector draw:style-name="gr17" draw:text-style-name="P2" draw:layer="layout" svg:x1="36.888cm" svg:y1="27.263cm" svg:x2="31.236cm" svg:y2="6.985cm" draw:start-shape="id50" draw:start-glue-point="1" draw:end-shape="id51" draw:end-glue-point="10" svg:d="M36888 27263h607v-20278h-6259" svg:viewBox="0 0 6260 20279">
          <text:p/>
        </draw:connector>
        <draw:custom-shape draw:style-name="gr19" draw:text-style-name="P4" xml:id="id51" draw:id="id51" draw:layer="layout" svg:width="0.75cm" svg:height="0.75cm" svg:x="30.486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Padrão">
        <draw:frame draw:style-name="gr1" draw:text-style-name="P1" draw:layer="layout" svg:width="5cm" svg:height="10cm" draw:transform="rotate (1.5707963267949) translate (7.4cm 18.1cm)">
          <draw:image xlink:href="Pictures/10000000000001100000020874BC050B8C027075.png" xlink:type="simple" xlink:show="embed" xlink:actuate="onLoad" draw:mime-type="image/png">
            <text:p/>
          </draw:image>
        </draw:frame>
        <draw:frame draw:style-name="gr26" draw:text-style-name="P1" draw:layer="layout" svg:width="2.5cm" svg:height="3.4cm" draw:transform="rotate (1.5707963267949) translate (14.23cm 16.847cm)">
          <draw:image xlink:href="Pictures/10000000000000FF0000015FC29C03CF1972E25C.png" xlink:type="simple" xlink:show="embed" xlink:actuate="onLoad" draw:mime-type="image/png">
            <text:p/>
          </draw:image>
        </draw:frame>
        <draw:frame draw:style-name="gr1" draw:text-style-name="P1" draw:layer="layout" svg:width="2.55cm" svg:height="2.5cm" svg:x="11.564cm" svg:y="14.354cm">
          <draw:image xlink:href="Pictures/10000000000002960000024B968864A3F133FB86.png" xlink:type="simple" xlink:show="embed" xlink:actuate="onLoad" draw:mime-type="image/png">
            <text:p/>
          </draw:image>
        </draw:frame>
        <draw:frame draw:style-name="gr27" draw:text-style-name="P1" draw:layer="layout" svg:width="3.3cm" svg:height="5.2cm" draw:transform="rotate (-1.5707963267949) translate (12.321cm 13.755cm)">
          <draw:image xlink:href="Pictures/100000000000016D000002A9AD3D38F6124F4FDA.png" xlink:type="simple" xlink:show="embed" xlink:actuate="onLoad" draw:mime-type="image/png">
            <text:p/>
          </draw:image>
        </draw:frame>
        <draw:frame draw:style-name="gr28" draw:text-style-name="P2" draw:layer="layout" svg:width="2.8cm" svg:height="12.9cm" draw:transform="rotate (1.5707963267949) translate (4cm 10.55cm)">
          <draw:image xlink:href="Pictures/10000000000001AA00000238B1F291073F22D11E.png" xlink:type="simple" xlink:show="embed" xlink:actuate="onLoad" draw:mime-type="image/png">
            <text:p/>
          </draw:image>
        </draw:frame>
        <draw:frame draw:style-name="gr27" draw:text-style-name="P1" draw:layer="layout" svg:width="3.3cm" svg:height="5.2cm" draw:transform="rotate (-1.5707963267949) translate (8.884cm 6.7cm)">
          <draw:image xlink:href="Pictures/100000000000016D000002A9AD3D38F6124F4FDA.png" xlink:type="simple" xlink:show="embed" xlink:actuate="onLoad" draw:mime-type="image/png">
            <text:p/>
          </draw:image>
        </draw:frame>
        <draw:frame draw:style-name="gr1" draw:text-style-name="P1" draw:layer="layout" svg:width="2.55cm" svg:height="2.5cm" svg:x="10.15cm" svg:y="7.85cm">
          <draw:image xlink:href="Pictures/10000000000002960000024B968864A3F133FB86.png" xlink:type="simple" xlink:show="embed" xlink:actuate="onLoad" draw:mime-type="image/png">
            <text:p/>
          </draw:image>
        </draw:frame>
        <draw:frame draw:style-name="gr26" draw:text-style-name="P1" draw:layer="layout" svg:width="2.5cm" svg:height="3.4cm" draw:transform="rotate (1.5707963267949) translate (14.098cm 10.416cm)">
          <draw:image xlink:href="Pictures/10000000000000FF0000015FC29C03CF1972E25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4T11:35:19.282000000</meta:creation-date>
    <dc:date>2023-05-19T11:17:14.871000000</dc:date>
    <meta:editing-duration>P4DT18H50M32S</meta:editing-duration>
    <meta:editing-cycles>15</meta:editing-cycles>
    <meta:generator>LibreOffice/7.5.3.2$Windows_X86_64 LibreOffice_project/9f56dff12ba03b9acd7730a5a481eea045e468f3</meta:generator>
    <meta:document-statistic meta:object-count="115"/>
  </office:meta>
</office:document-meta>
</file>